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913d" officeooo:paragraph-rsid="001691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a user I want camera accessibility so that I can create my own puzzles and send puzzles to my friends.</text:p>
      <text:p text:style-name="P1">As a user I want a gallery of pictures so that I can solve per-existing puzzles.</text:p>
      <text:p text:style-name="P1">As a user I want a record of my highest score so that I can beat it.</text:p>
      <text:p text:style-name="P1">As a user I want device independence in terms of screen size so that I can play on different android devices.</text:p>
      <text:p text:style-name="P1">As a user I want some way to navigate so that I can go to the previous screen.</text:p>
      <text:p text:style-name="P1">As a user I want difficulty options so that I can choose my own grid size.</text:p>
      <text:p text:style-name="P1">As a user I want an option to play again so that I can multiple games in one se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6:47:07.106364989</meta:creation-date>
    <dc:date>2016-10-03T16:53:05.237140497</dc:date>
    <meta:editing-duration>PT5M59S</meta:editing-duration>
    <meta:editing-cycles>1</meta:editing-cycles>
    <meta:document-statistic meta:table-count="0" meta:image-count="0" meta:object-count="0" meta:page-count="1" meta:paragraph-count="7" meta:word-count="128" meta:character-count="599" meta:non-whitespace-character-count="478"/>
    <meta:generator>LibreOffice/5.1.4.2$Linux_X86_64 LibreOffice_project/10m0$Build-2</meta:generator>
  </office:meta>
</office:document-meta>
</file>